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318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318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ec980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ec9804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31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8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31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31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6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31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1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31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15cm" svg:y1="14.182cm" svg:x2="9.274cm" svg:y2="16.059cm">
            <text:p/>
          </draw:line>
          <draw:line draw:style-name="gr1" draw:text-style-name="P1" draw:layer="layout" svg:x1="9.274cm" svg:y1="16.06cm" svg:x2="12.922cm" svg:y2="15.944cm">
            <text:p/>
          </draw:line>
          <draw:line draw:style-name="gr1" draw:text-style-name="P1" draw:layer="layout" svg:x1="10.415cm" svg:y1="14.182cm" svg:x2="12.921cm" svg:y2="15.942cm">
            <text:p/>
          </draw:line>
          <draw:line draw:style-name="gr2" draw:text-style-name="P1" draw:layer="layout" svg:x1="10.414cm" svg:y1="14.189cm" svg:x2="10.917cm" svg:y2="16.486cm">
            <text:p/>
          </draw:line>
          <draw:line draw:style-name="gr3" draw:text-style-name="P1" draw:layer="layout" svg:x1="12.92cm" svg:y1="15.937cm" svg:x2="9.503cm" svg:y2="14.939cm">
            <text:p/>
          </draw:line>
          <draw:line draw:style-name="gr4" draw:text-style-name="P1" draw:layer="layout" svg:x1="10.654cm" svg:y1="15.274cm" svg:x2="11.111cm" svg:y2="14.674cm">
            <text:p/>
          </draw:line>
          <draw:g>
            <draw:line draw:style-name="gr5" draw:text-style-name="P2" draw:layer="layout" svg:x1="11.012cm" svg:y1="14.79cm" svg:x2="10.908cm" svg:y2="14.704cm">
              <text:p/>
            </draw:line>
            <draw:line draw:style-name="gr5" draw:text-style-name="P2" draw:layer="layout" svg:x1="10.999cm" svg:y1="14.6cm" svg:x2="10.913cm" svg:y2="14.701cm">
              <text:p/>
            </draw:line>
          </draw:g>
          <draw:frame draw:style-name="gr6" draw:text-style-name="P4" draw:layer="layout" svg:width="0.283cm" svg:height="0.38cm" svg:x="10.274cm" svg:y="13.789cm">
            <draw:text-box>
              <text:p text:style-name="P3"><text:span text:style-name="T1">M</text:span></text:p>
            </draw:text-box>
          </draw:frame>
          <draw:frame draw:style-name="gr7" draw:text-style-name="P4" draw:layer="layout" svg:width="0.225cm" svg:height="0.38cm" svg:x="8.969cm" svg:y="15.997cm">
            <draw:text-box>
              <text:p text:style-name="P3"><text:span text:style-name="T1">R</text:span></text:p>
            </draw:text-box>
          </draw:frame>
          <draw:frame draw:style-name="gr8" draw:text-style-name="P4" draw:layer="layout" svg:width="0.262cm" svg:height="0.38cm" svg:x="10.329cm" svg:y="15.307cm">
            <draw:text-box>
              <text:p text:style-name="P3"><text:span text:style-name="T1">O</text:span></text:p>
            </draw:text-box>
          </draw:frame>
          <draw:frame draw:style-name="gr9" draw:text-style-name="P4" draw:layer="layout" svg:width="0.212cm" svg:height="0.38cm" svg:x="11.105cm" svg:y="14.314cm">
            <draw:text-box>
              <text:p text:style-name="P3"><text:span text:style-name="T1">K</text:span></text:p>
            </draw:text-box>
          </draw:frame>
          <draw:frame draw:style-name="gr10" draw:text-style-name="P4" draw:layer="layout" svg:width="0.204cm" svg:height="0.38cm" svg:x="12.98cm" svg:y="15.826cm">
            <draw:text-box>
              <text:p text:style-name="P3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185" draw:display-name="Dashed (var) 3185" draw:style="rect" draw:dots1="1" draw:dots1-length="0.029cm" draw:dots2="1" draw:dots2-length="0.029cm" draw:distance="0.029cm"/>
    <draw:stroke-dash draw:name="Dashed_20__28_var_29__20_3186" draw:display-name="Dashed (var) 3186" draw:style="rect" draw:dots1="1" draw:dots1-length="0.029cm" draw:dots2="1" draw:dots2-length="0.029cm" draw:distance="0.029cm"/>
    <draw:stroke-dash draw:name="Dashed_20__28_var_29__20_3187" draw:display-name="Dashed (var) 3187" draw:style="rect" draw:dots1="1" draw:dots1-length="0.001cm" draw:dots2="1" draw:dots2-length="0.001cm" draw:distance="0.001cm"/>
    <draw:stroke-dash draw:name="Dashed_20__28_var_29__20_3188" draw:display-name="Dashed (var) 3188" draw:style="rect" draw:dots1="1" draw:dots1-length="0.001cm" draw:dots2="1" draw:dots2-length="0.001cm" draw:distance="0.001cm"/>
    <draw:stroke-dash draw:name="Dashed_20__28_var_29__20_3189" draw:display-name="Dashed (var) 3189" draw:style="rect" draw:dots1="1" draw:dots1-length="0.001cm" draw:dots2="1" draw:dots2-length="0.001cm" draw:distance="0.001cm"/>
    <draw:stroke-dash draw:name="Dashed_20__28_var_29__20_3190" draw:display-name="Dashed (var) 3190" draw:style="rect" draw:dots1="1" draw:dots1-length="0.001cm" draw:dots2="1" draw:dots2-length="0.001cm" draw:distance="0.001cm"/>
    <draw:stroke-dash draw:name="Dashed_20__28_var_29__20_3191" draw:display-name="Dashed (var) 3191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9:11.655597001</meta:creation-date>
    <dc:date>2018-02-26T13:19:29.589387098</dc:date>
    <meta:editing-duration>PT18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